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B000002CC597485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403cm" fo:min-width="1.187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9.593cm" fo:min-width="2.992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57cm" loext:decorative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385cm" fo:min-width="2.557cm" loext:decorative="fals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424cm" fo:min-width="0.175cm" loext:decorative="false"/>
    </style:style>
    <style:style style:name="gr7" style:family="graphic" style:parent-style-name="standard">
      <style:graphic-properties svg:stroke-color="#111111" draw:fill-color="#ffffff" draw:textarea-horizontal-align="justify" draw:textarea-vertical-align="middle" draw:auto-grow-height="false" fo:min-height="6.123cm" fo:min-width="2.993cm" loext:decorative="false"/>
    </style:style>
    <style:style style:name="gr8" style:family="graphic" style:parent-style-name="standard">
      <style:graphic-properties svg:stroke-color="#111111" draw:fill-color="#ffffff" draw:textarea-horizontal-align="justify" draw:textarea-vertical-align="middle" draw:auto-grow-height="false" fo:min-height="2.513cm" fo:min-width="1.722cm" loext:decorative="false"/>
    </style:style>
    <style:style style:name="gr9" style:family="graphic" style:parent-style-name="standard">
      <style:graphic-properties svg:stroke-color="#111111" draw:fill-color="#ffffff" draw:textarea-horizontal-align="justify" draw:textarea-vertical-align="middle" draw:auto-grow-height="false" fo:min-height="9.593cm" fo:min-width="0cm" loext:decorative="false"/>
    </style:style>
    <style:style style:name="gr10" style:family="graphic" style:parent-style-name="standard">
      <style:graphic-properties svg:stroke-color="#111111" draw:fill-color="#ffffff" draw:textarea-horizontal-align="justify" draw:textarea-vertical-align="middle" draw:auto-grow-height="false" fo:min-height="0.702cm" fo:min-width="0cm" loext:decorative="false"/>
    </style:style>
    <style:style style:name="gr11" style:family="graphic" style:parent-style-name="objectwithoutfill">
      <style:graphic-properties svg:stroke-color="#111111" draw:fill="none" draw:fill-color="#ffffff" draw:textarea-vertical-align="middle" loext:decorative="false"/>
    </style:style>
    <style:style style:name="gr12" style:family="graphic" style:parent-style-name="standard">
      <style:graphic-properties svg:stroke-color="#000000" draw:fill-color="#ff4000" draw:textarea-horizontal-align="justify" draw:textarea-vertical-align="middle" draw:auto-grow-height="false" fo:min-height="0.062cm" fo:min-width="0cm" loext:decorative="false"/>
    </style:style>
    <style:style style:name="gr13" style:family="graphic" style:parent-style-name="standard">
      <style:graphic-properties svg:stroke-color="#000000" draw:fill-color="#00a933" draw:textarea-horizontal-align="justify" draw:textarea-vertical-align="middle" draw:auto-grow-height="false" fo:min-height="0.062cm" fo:min-width="0cm" loext:decorative="false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0.062cm" fo:min-width="0cm" loext:decorative="false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0.062cm" fo:min-width="0cm" loext:decorative="false"/>
    </style:style>
    <style:style style:name="gr16" style:family="graphic" style:parent-style-name="standard">
      <style:graphic-properties svg:stroke-color="#000000" draw:fill-color="#ea7500" draw:textarea-horizontal-align="justify" draw:textarea-vertical-align="middle" draw:auto-grow-height="false" fo:min-height="0.062cm" fo:min-width="0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3.403cm" fo:min-width="0.035cm" loext:decorative="false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color="#666666" draw:fill-color="#000000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111111"/>
      <style:paragraph-properties fo:text-align="center"/>
    </style:style>
    <style:style style:name="P9" style:family="paragraph">
      <loext:graphic-properties draw:fill-color="#ea7500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87cm" svg:height="13.653cm" svg:x="1.635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2cm" svg:height="9.843cm" svg:x="29.257cm" svg:y="1.31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5.743cm" svg:height="16.733cm" svg:x="3.397cm" svg:y="1.317cm">
          <draw:image xlink:href="Pictures/100000010000048B000002CC597485E9.png" xlink:type="simple" xlink:show="embed" xlink:actuate="onLoad" draw:mime-type="image/png">
            <text:p/>
          </draw:image>
        </draw:frame>
        <draw:custom-shape draw:style-name="gr4" draw:text-style-name="P3" draw:layer="layout" svg:width="1.07cm" svg:height="0.953cm" svg:x="1.917cm" svg:y="1.8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3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4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5.7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7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8.3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1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12.3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7cm" svg:height="0.953cm" svg:x="1.917cm" svg:y="13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3.4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4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5.1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5.9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6.7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7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8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9.4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57cm" svg:height="0.635cm" svg:x="29.475cm" svg:y="10.2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53cm" svg:height="0.952cm" svg:x="1.217cm" svg:y="1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493cm" svg:height="6.373cm" svg:x="29.257cm" svg:y="11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22cm" svg:height="2.763cm" svg:x="1.1cm" svg:y="15.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34cm" svg:height="9.843cm" svg:x="32.432cm" svg:y="1.3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34cm" svg:height="0.952cm" svg:x="32.432cm" svg:y="4.175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32.432cm" svg:y1="4.492cm" svg:x2="32.866cm" svg:y2="4.492cm">
          <text:p/>
        </draw:line>
        <draw:line draw:style-name="gr11" draw:text-style-name="P4" draw:layer="layout" svg:x1="32.432cm" svg:y1="4.892cm" svg:x2="32.866cm" svg:y2="4.892cm">
          <text:p/>
        </draw:line>
        <draw:custom-shape draw:style-name="gr12" draw:text-style-name="P5" draw:layer="layout" svg:width="0.515cm" svg:height="0.44cm" svg:x="29.577cm" svg:y="11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measurelines" svg:width="0.515cm" svg:height="0.44cm" svg:x="30.177cm" svg:y="11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measurelines" svg:width="0.515cm" svg:height="0.44cm" svg:x="30.777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measurelines" svg:width="0.515cm" svg:height="0.44cm" svg:x="31.377cm" svg:y="11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measurelines" svg:width="0.515cm" svg:height="0.44cm" svg:x="31.977cm" svg:y="11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measurelines" svg:width="0.535cm" svg:height="13.653cm" svg:x="1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measurelines" svg:width="0.317cm" svg:height="0.317cm" svg:x="1.06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measurelines" svg:width="0.317cm" svg:height="0.317cm" svg:x="1.065cm" svg:y="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measurelines" svg:width="0.317cm" svg:height="0.317cm" svg:x="1.065cm" svg:y="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measurelines" svg:width="0.317cm" svg:height="0.317cm" svg:x="1.065cm" svg:y="3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measurelines" svg:width="3.043cm" svg:height="0.962cm" svg:x="14.467cm" svg:y="8.293cm">
          <draw:text-box>
            <text:p>DigiSla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3:59:05.920218091</meta:creation-date>
    <dc:date>2025-02-27T04:58:32.712890628</dc:date>
    <meta:editing-duration>PT28M56S</meta:editing-duration>
    <meta:editing-cycles>6</meta:editing-cycles>
    <meta:generator>LibreOffice/24.8.4.2$Linux_X86_64 LibreOffice_project/3e97788786b20d724e2ed0ea7a111abce73cab63</meta:generator>
    <meta:document-statistic meta:object-count="42"/>
  </office:meta>
</office:document-meta>
</file>